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y Hatfield - cxh124730</text:p>
      <text:p text:style-name="Standard">Professor Nhut Nguyen</text:p>
      <text:p text:style-name="Standard">CS-3340.501</text:p>
      <text:p text:style-name="Standard">9 October 2017</text:p>
      <text:p text:style-name="Standard"/>
      <text:p text:style-name="P1">Homework #4 Questions</text:p>
      <text:p text:style-name="P1"/>
      <text:p text:style-name="P2"><text:span text:style-name="T6">2.14:</text:span><text:span text:style-name="T7"> </text:span></text:p>
      <text:p text:style-name="P3"/>
      <text:p text:style-name="P14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1:05:47.30</meta:creation-date>
    <dc:date>2017-10-09T20:18:13.53</dc:date>
    <meta:editing-duration>PT7H34M4S</meta:editing-duration>
    <meta:editing-cycles>24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15" meta:character-count="98"/>
  </office:meta>
</office:document-meta>
</file>